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997" table:default-cell-style-name="ce1"/>
        <table:table-row table:style-name="ro2">
          <table:table-cell table:number-columns-repeated="2"/>
          <table:table-cell table:style-name="Default" office:value-type="string">
            <text:p>maxmin</text:p>
          </table:table-cell>
          <table:table-cell table:style-name="Default"/>
          <table:table-cell table:style-name="Default" office:value-type="string">
            <text:p>Heuristic</text:p>
          </table:table-cell>
          <table:table-cell table:style-name="Default" table:number-columns-repeated="8"/>
          <table:table-cell table:style-name="Default" office:value-type="string">
            <text:p>minimize to I</text:p>
          </table:table-cell>
          <table:table-cell table:style-name="Default" table:number-columns-repeated="985"/>
        </table:table-row>
        <table:table-row table:style-name="ro2">
          <table:table-cell table:number-columns-repeated="2"/>
          <table:table-cell table:style-name="Default" office:value-type="string">
            <text:p>qq</text:p>
          </table:table-cell>
          <table:table-cell table:style-name="Default" office:value-type="string">
            <text:p>qnotq optq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Random-sign</text:p>
          </table:table-cell>
          <table:table-cell table:style-name="Default" office:value-type="string">
            <text:p>positive</text:p>
          </table:table-cell>
          <table:table-cell table:style-name="Default" office:value-type="string">
            <text:p>negative</text:p>
          </table:table-cell>
          <table:table-cell table:style-name="Default" office:value-type="string">
            <text:p>both</text:p>
          </table:table-cell>
          <table:table-cell table:style-name="Default" office:value-type="string">
            <text:p>pguide</text:p>
          </table:table-cell>
          <table:table-cell table:style-name="Default" office:value-type="string">
            <text:p>dynamic</text:p>
          </table:table-cell>
          <table:table-cell table:style-name="Default" office:value-type="string">
            <text:p>vguide_pguide</text:p>
          </table:table-cell>
          <table:table-cell table:style-name="Default" office:value-type="string">
            <text:p>vguide_pguide_rdm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pguide</text:p>
          </table:table-cell>
          <table:table-cell table:style-name="Default" office:value-type="string">
            <text:p>maxmin</text:p>
          </table:table-cell>
          <table:table-cell table:style-name="Default" office:value-type="string">
            <text:p>maxmin,timed</text:p>
          </table:table-cell>
          <table:table-cell table:style-name="Default" office:value-type="string">
            <text:p>last,both</text:p>
          </table:table-cell>
          <table:table-cell table:style-name="Default" office:value-type="string">
            <text:p>last,positive</text:p>
          </table:table-cell>
          <table:table-cell table:style-name="Default" office:value-type="string">
            <text:p>last,negative</text:p>
          </table:table-cell>
          <table:table-cell table:style-name="Default" table:number-columns-repeated="979"/>
        </table:table-row>
        <table:table-row table:style-name="ro4">
          <table:table-cell/>
          <table:table-cell office:value-type="string">
            <text:p>#</text:p>
          </table:table-cell>
          <table:table-cell table:number-columns-repeated="11" table:style-name="Default" office:value-type="string">
            <text:p>min dist</text:p>
          </table:table-cell>
          <table:table-cell table:style-name="Default" table:number-columns-repeated="986"/>
        </table:table-row>
        <table:table-row table:style-name="ro4">
          <table:table-cell office:value-type="string">
            <text:p>CTT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2" office:value-type="float" office:value="0.00973520249221">
            <text:p>0,01</text:p>
          </table:table-cell>
          <table:table-cell table:number-columns-repeated="14"/>
          <table:table-cell table:number-columns-repeated="979"/>
        </table:table-row>
        <table:table-row table:style-name="ro4">
          <table:table-cell office:value-type="string">
            <text:p>DSE</text:p>
          </table:table-cell>
          <table:table-cell office:value-type="float" office:value="60">
            <text:p>60</text:p>
          </table:table-cell>
          <table:table-cell office:value-type="float" office:value="423.8451191754">
            <text:p>423,85</text:p>
          </table:table-cell>
          <table:table-cell office:value-type="float" office:value="432.69127302155">
            <text:p>432,69</text:p>
          </table:table-cell>
          <table:table-cell office:value-type="float" office:value="288.44302422801">
            <text:p>288,44</text:p>
          </table:table-cell>
          <table:table-cell office:value-type="float" office:value="280.67426632593">
            <text:p>280,67</text:p>
          </table:table-cell>
          <table:table-cell office:value-type="float" office:value="324.96510931164">
            <text:p>324,97</text:p>
          </table:table-cell>
          <table:table-cell office:value-type="float" office:value="311.06053572314">
            <text:p>311,06</text:p>
          </table:table-cell>
          <table:table-cell office:value-type="float" office:value="324.96510931164">
            <text:p>324,97</text:p>
          </table:table-cell>
          <table:table-cell office:value-type="float" office:value="244.7229135929">
            <text:p>244,72</text:p>
          </table:table-cell>
          <table:table-cell office:value-type="float" office:value="268.2531447835">
            <text:p>268,25</text:p>
          </table:table-cell>
          <table:table-cell office:value-type="float" office:value="415.08738411862">
            <text:p>415,09</text:p>
          </table:table-cell>
          <table:table-cell office:value-type="float" office:value="429.01495318955">
            <text:p>429,01</text:p>
          </table:table-cell>
          <table:table-cell office:value-type="float" office:value="254.08415950187">
            <text:p>254,08</text:p>
          </table:table-cell>
          <table:table-cell office:value-type="float" office:value="309.51944240637">
            <text:p>309,52</text:p>
          </table:table-cell>
          <table:table-cell/>
          <table:table-cell office:value-type="float" office:value="258.43482514088">
            <text:p>258,43</text:p>
          </table:table-cell>
          <table:table-cell office:value-type="float" office:value="246.97045230782">
            <text:p>246,97</text:p>
          </table:table-cell>
          <table:table-cell office:value-type="float" office:value="232.43135115477">
            <text:p>232,43</text:p>
          </table:table-cell>
          <table:table-cell office:value-type="float" office:value="264.70747032381">
            <text:p>264,71</text:p>
          </table:table-cell>
          <table:table-cell table:number-columns-repeated="979"/>
        </table:table-row>
        <table:table-row table:style-name="ro4">
          <table:table-cell office:value-type="string">
            <text:p>Card-4</text:p>
          </table:table-cell>
          <table:table-cell office:value-type="float" office:value="186">
            <text:p>186</text:p>
          </table:table-cell>
          <table:table-cell office:value-type="float" office:value="246.28908397989">
            <text:p>246,29</text:p>
          </table:table-cell>
          <table:table-cell office:value-type="float" office:value="332.750297256678">
            <text:p>332,75</text:p>
          </table:table-cell>
          <table:table-cell office:value-type="float" office:value="267.780124628801">
            <text:p>267,78</text:p>
          </table:table-cell>
          <table:table-cell office:value-type="float" office:value="237.332846236043">
            <text:p>237,33</text:p>
          </table:table-cell>
          <table:table-cell office:value-type="float" office:value="299.653867922599">
            <text:p>299,65</text:p>
          </table:table-cell>
          <table:table-cell office:value-type="float" office:value="232.89042853417">
            <text:p>232,89</text:p>
          </table:table-cell>
          <table:table-cell office:value-type="float" office:value="309.702581908376">
            <text:p>309,70</text:p>
          </table:table-cell>
          <table:table-cell office:value-type="float" office:value="236.301883366236">
            <text:p>236,30</text:p>
          </table:table-cell>
          <table:table-cell office:value-type="float" office:value="279.445632490659">
            <text:p>279,45</text:p>
          </table:table-cell>
          <table:table-cell office:value-type="float" office:value="393.81268470372">
            <text:p>393,81</text:p>
          </table:table-cell>
          <table:table-cell office:value-type="float" office:value="402.24353468164">
            <text:p>402,24</text:p>
          </table:table-cell>
          <table:table-cell office:value-type="float" office:value="211.462613623878">
            <text:p>211,46</text:p>
          </table:table-cell>
          <table:table-cell office:value-type="float" office:value="271.155604880208">
            <text:p>271,16</text:p>
          </table:table-cell>
          <table:table-cell office:value-type="float" office:value="133.241116200547">
            <text:p>133,24</text:p>
          </table:table-cell>
          <table:table-cell office:value-type="float" office:value="239.35739681253">
            <text:p>239,36</text:p>
          </table:table-cell>
          <table:table-cell office:value-type="float" office:value="156.103629542709">
            <text:p>156,10</text:p>
          </table:table-cell>
          <table:table-cell office:value-type="float" office:value="236.362961165132">
            <text:p>236,36</text:p>
          </table:table-cell>
          <table:table-cell office:value-type="float" office:value="166.489477522394">
            <text:p>166,49</text:p>
          </table:table-cell>
          <table:table-cell table:number-columns-repeated="979"/>
        </table:table-row>
        <table:table-row table:style-name="ro4">
          <table:table-cell office:value-type="string">
            <text:p>Sub-4</text:p>
          </table:table-cell>
          <table:table-cell office:value-type="float" office:value="186">
            <text:p>186</text:p>
          </table:table-cell>
          <table:table-cell office:value-type="float" office:value="326.810971927021">
            <text:p>326,81</text:p>
          </table:table-cell>
          <table:table-cell office:value-type="float" office:value="326.9432295649">
            <text:p>326,94</text:p>
          </table:table-cell>
          <table:table-cell office:value-type="float" office:value="1081.77646815363">
            <text:p>1081,78</text:p>
          </table:table-cell>
          <table:table-cell office:value-type="float" office:value="1242.0008033152">
            <text:p>1242,00</text:p>
          </table:table-cell>
          <table:table-cell office:value-type="float" office:value="853.662316932745">
            <text:p>853,66</text:p>
          </table:table-cell>
          <table:table-cell office:value-type="float" office:value="801.78083861634">
            <text:p>801,78</text:p>
          </table:table-cell>
          <table:table-cell office:value-type="float" office:value="819.636628434645">
            <text:p>819,64</text:p>
          </table:table-cell>
          <table:table-cell office:value-type="float" office:value="237.044639368497">
            <text:p>237,04</text:p>
          </table:table-cell>
          <table:table-cell office:value-type="float" office:value="203.299186973287">
            <text:p>203,30</text:p>
          </table:table-cell>
          <table:table-cell office:value-type="float" office:value="1384.61758013371">
            <text:p>1384,62</text:p>
          </table:table-cell>
          <table:table-cell office:value-type="float" office:value="1515.27705659968">
            <text:p>1515,28</text:p>
          </table:table-cell>
          <table:table-cell office:value-type="float" office:value="400.5840873894">
            <text:p>400,58</text:p>
          </table:table-cell>
          <table:table-cell office:value-type="float" office:value="336.643322352378">
            <text:p>336,64</text:p>
          </table:table-cell>
          <table:table-cell table:style-name="Default"/>
          <table:table-cell office:value-type="float" office:value="278.262342415272">
            <text:p>278,26</text:p>
          </table:table-cell>
          <table:table-cell office:value-type="float" office:value="168.944703148547">
            <text:p>168,94</text:p>
          </table:table-cell>
          <table:table-cell office:value-type="float" office:value="80.5175763076471">
            <text:p>80,52</text:p>
          </table:table-cell>
          <table:table-cell office:value-type="float" office:value="63.9711546759124">
            <text:p>63,97</text:p>
          </table:table-cell>
          <table:table-cell table:number-columns-repeated="979"/>
        </table:table-row>
        <table:table-row table:style-name="ro4">
          <table:table-cell office:value-type="string">
            <text:p>Card-8</text:p>
          </table:table-cell>
          <table:table-cell office:value-type="float" office:value="186">
            <text:p>186</text:p>
          </table:table-cell>
          <table:table-cell office:value-type="float" office:value="324.575784939">
            <text:p>324,58</text:p>
          </table:table-cell>
          <table:table-cell office:value-type="float" office:value="325.6396147262">
            <text:p>325,64</text:p>
          </table:table-cell>
          <table:table-cell office:value-type="float" office:value="374.284383622108">
            <text:p>374,28</text:p>
          </table:table-cell>
          <table:table-cell office:value-type="float" office:value="375.441017395748">
            <text:p>375,44</text:p>
          </table:table-cell>
          <table:table-cell office:value-type="float" office:value="419.024126399707">
            <text:p>419,02</text:p>
          </table:table-cell>
          <table:table-cell office:value-type="float" office:value="407.20965644535">
            <text:p>407,21</text:p>
          </table:table-cell>
          <table:table-cell office:value-type="float" office:value="420.366408278897">
            <text:p>420,37</text:p>
          </table:table-cell>
          <table:table-cell office:value-type="float" office:value="293.793649401912">
            <text:p>293,79</text:p>
          </table:table-cell>
          <table:table-cell office:value-type="float" office:value="304.288710582367">
            <text:p>304,29</text:p>
          </table:table-cell>
          <table:table-cell office:value-type="float" office:value="501.192785209327">
            <text:p>501,19</text:p>
          </table:table-cell>
          <table:table-cell office:value-type="float" office:value="503.41361740635">
            <text:p>503,41</text:p>
          </table:table-cell>
          <table:table-cell office:value-type="float" office:value="214.27256366362">
            <text:p>214,27</text:p>
          </table:table-cell>
          <table:table-cell office:value-type="float" office:value="226.32563287373">
            <text:p>226,33</text:p>
          </table:table-cell>
          <table:table-cell office:value-type="float" office:value="94.93152359992">
            <text:p>94,93</text:p>
          </table:table-cell>
          <table:table-cell office:value-type="float" office:value="268.745767722798">
            <text:p>268,75</text:p>
          </table:table-cell>
          <table:table-cell office:value-type="float" office:value="156.642350447989">
            <text:p>156,64</text:p>
          </table:table-cell>
          <table:table-cell office:value-type="float" office:value="238.42084883127">
            <text:p>238,42</text:p>
          </table:table-cell>
          <table:table-cell office:value-type="float" office:value="144.34201202726">
            <text:p>144,34</text:p>
          </table:table-cell>
          <table:table-cell table:number-columns-repeated="979"/>
        </table:table-row>
        <table:table-row table:style-name="ro4">
          <table:table-cell office:value-type="string">
            <text:p>Sub-8</text:p>
          </table:table-cell>
          <table:table-cell office:value-type="float" office:value="186">
            <text:p>186</text:p>
          </table:table-cell>
          <table:table-cell office:value-type="float" office:value="322.500627099521">
            <text:p>322,50</text:p>
          </table:table-cell>
          <table:table-cell office:value-type="float" office:value="346.4956873786">
            <text:p>346,50</text:p>
          </table:table-cell>
          <table:table-cell office:value-type="float" office:value="1178.18085011636">
            <text:p>1178,18</text:p>
          </table:table-cell>
          <table:table-cell office:value-type="float" office:value="1309.15244950549">
            <text:p>1309,15</text:p>
          </table:table-cell>
          <table:table-cell office:value-type="float" office:value="912.125505221412">
            <text:p>912,13</text:p>
          </table:table-cell>
          <table:table-cell office:value-type="float" office:value="882.635433356414">
            <text:p>882,64</text:p>
          </table:table-cell>
          <table:table-cell office:value-type="float" office:value="912.125505221412">
            <text:p>912,13</text:p>
          </table:table-cell>
          <table:table-cell office:value-type="float" office:value="283.439165814052">
            <text:p>283,44</text:p>
          </table:table-cell>
          <table:table-cell office:value-type="float" office:value="296.978459755184">
            <text:p>296,98</text:p>
          </table:table-cell>
          <table:table-cell office:value-type="float" office:value="1445.37774273775">
            <text:p>1445,38</text:p>
          </table:table-cell>
          <table:table-cell office:value-type="float" office:value="1571.16762818742">
            <text:p>1571,17</text:p>
          </table:table-cell>
          <table:table-cell office:value-type="float" office:value="392.531519883172">
            <text:p>392,53</text:p>
          </table:table-cell>
          <table:table-cell office:value-type="float" office:value="245.17241379312">
            <text:p>245,17</text:p>
          </table:table-cell>
          <table:table-cell/>
          <table:table-cell office:value-type="float" office:value="273.810603531397">
            <text:p>273,81</text:p>
          </table:table-cell>
          <table:table-cell office:value-type="float" office:value="109.29118773944">
            <text:p>109,29</text:p>
          </table:table-cell>
          <table:table-cell office:value-type="float" office:value="264.123987870129">
            <text:p>264,12</text:p>
          </table:table-cell>
          <table:table-cell office:value-type="float" office:value="176.140473843061">
            <text:p>176,14</text:p>
          </table:table-cell>
          <table:table-cell table:number-columns-repeated="979"/>
        </table:table-row>
        <table:table-row table:style-name="ro4">
          <table:table-cell table:number-columns-repeated="2"/>
          <table:table-cell table:number-columns-repeated="18"/>
          <table:table-cell table:number-columns-repeated="979"/>
        </table:table-row>
        <table:table-row table:style-name="ro4">
          <table:table-cell/>
          <table:table-cell table:formula="of:=SUM([.B4:.B10])" office:value-type="float" office:value="816">
            <text:p>816</text:p>
          </table:table-cell>
          <table:table-cell table:formula="of:=SUM([.C4:.C9])" office:value-type="float" office:value="1644.02158712083">
            <text:p>1644,02</text:p>
          </table:table-cell>
          <table:table-cell table:formula="of:=SUM([.D4:.D9])" office:value-type="float" office:value="1764.52010194793">
            <text:p>1764,52</text:p>
          </table:table-cell>
          <table:table-cell table:formula="of:=SUM([.E4:.E9])" office:value-type="float" office:value="3190.4745859514">
            <text:p>3190,47</text:p>
          </table:table-cell>
          <table:table-cell table:formula="of:=SUM([.F4:.F9])" office:value-type="float" office:value="3444.61111798091">
            <text:p>3444,61</text:p>
          </table:table-cell>
          <table:table-cell table:formula="of:=SUM([.G4:.G9])" office:value-type="float" office:value="2809.4309257881">
            <text:p>2809,43</text:p>
          </table:table-cell>
          <table:table-cell table:formula="of:=SUM([.H4:.H9])" office:value-type="float" office:value="2635.57689267541">
            <text:p>2635,58</text:p>
          </table:table-cell>
          <table:table-cell table:formula="of:=SUM([.I4:.I9])" office:value-type="float" office:value="2786.79623315497">
            <text:p>2786,80</text:p>
          </table:table-cell>
          <table:table-cell table:formula="of:=SUM([.J4:.J9])" office:value-type="float" office:value="1295.3022515436">
            <text:p>1295,30</text:p>
          </table:table-cell>
          <table:table-cell table:formula="of:=SUM([.K4:.K9])" office:value-type="float" office:value="1352.265134585">
            <text:p>1352,27</text:p>
          </table:table-cell>
          <table:table-cell table:formula="of:=SUM([.L4:.L9])" office:value-type="float" office:value="4140.08817690313">
            <text:p>4140,09</text:p>
          </table:table-cell>
          <table:table-cell table:formula="of:=SUM([.M4:.M9])" office:value-type="float" office:value="4421.11679006464">
            <text:p>4421,12</text:p>
          </table:table-cell>
          <table:table-cell table:formula="of:=SUM([.N4:.N9])" office:value-type="float" office:value="1472.93494406194">
            <text:p>1472,93</text:p>
          </table:table-cell>
          <table:table-cell table:formula="of:=SUM([.O4:.O9])" office:value-type="float" office:value="1388.81641630581">
            <text:p>1388,82</text:p>
          </table:table-cell>
          <table:table-cell table:formula="of:=SUM([.P4:.P9])" office:value-type="float" office:value="228.172639800467">
            <text:p>228,17</text:p>
          </table:table-cell>
          <table:table-cell table:formula="of:=SUM([.Q4:.Q9])" office:value-type="float" office:value="1318.61093562288">
            <text:p>1318,61</text:p>
          </table:table-cell>
          <table:table-cell table:formula="of:=SUM([.R4:.R9])" office:value-type="float" office:value="837.952323186505">
            <text:p>837,95</text:p>
          </table:table-cell>
          <table:table-cell table:formula="of:=SUM([.S4:.S9])" office:value-type="float" office:value="1051.85672532895">
            <text:p>1051,86</text:p>
          </table:table-cell>
          <table:table-cell table:formula="of:=SUM([.T4:.T9])" office:value-type="float" office:value="815.650588392438">
            <text:p>815,65</text:p>
          </table:table-cell>
          <table:table-cell table:number-columns-repeated="979"/>
        </table:table-row>
        <table:table-row table:style-name="ro4" table:number-rows-repeated="2">
          <table:table-cell table:number-columns-repeated="999"/>
        </table:table-row>
        <table:table-row table:style-name="ro4">
          <table:table-cell table:number-columns-repeated="2"/>
          <table:table-cell table:number-columns-repeated="2" office:value-type="float" office:value="4">
            <text:p>4,00</text:p>
          </table:table-cell>
          <table:table-cell office:value-type="float" office:value="5">
            <text:p>5,00</text:p>
          </table:table-cell>
          <table:table-cell office:value-type="float" office:value="6">
            <text:p>6,00</text:p>
          </table:table-cell>
          <table:table-cell table:number-columns-repeated="8" office:value-type="float" office:value="4">
            <text:p>4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4">
            <text:p>4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office:value-type="float" office:value="0">
            <text:p>0,00</text:p>
          </table:table-cell>
          <table:table-cell table:number-columns-repeated="979"/>
        </table:table-row>
        <table:table-row table:style-name="ro4">
          <table:table-cell table:number-columns-repeated="2"/>
          <table:table-cell office:value-type="float" office:value="27">
            <text:p>27,00</text:p>
          </table:table-cell>
          <table:table-cell office:value-type="float" office:value="28">
            <text:p>28,00</text:p>
          </table:table-cell>
          <table:table-cell office:value-type="float" office:value="39">
            <text:p>39,00</text:p>
          </table:table-cell>
          <table:table-cell office:value-type="float" office:value="35">
            <text:p>35,00</text:p>
          </table:table-cell>
          <table:table-cell office:value-type="float" office:value="31">
            <text:p>31,00</text:p>
          </table:table-cell>
          <table:table-cell office:value-type="float" office:value="35">
            <text:p>35,00</text:p>
          </table:table-cell>
          <table:table-cell office:value-type="float" office:value="31">
            <text:p>31,00</text:p>
          </table:table-cell>
          <table:table-cell office:value-type="float" office:value="38">
            <text:p>38,00</text:p>
          </table:table-cell>
          <table:table-cell table:number-columns-repeated="3" office:value-type="float" office:value="35">
            <text:p>35,00</text:p>
          </table:table-cell>
          <table:table-cell office:value-type="float" office:value="28">
            <text:p>28,00</text:p>
          </table:table-cell>
          <table:table-cell office:value-type="float" office:value="24">
            <text:p>24,00</text:p>
          </table:table-cell>
          <table:table-cell office:value-type="float" office:value="0">
            <text:p>0,00</text:p>
          </table:table-cell>
          <table:table-cell office:value-type="float" office:value="16">
            <text:p>16,00</text:p>
          </table:table-cell>
          <table:table-cell office:value-type="float" office:value="28">
            <text:p>28,00</text:p>
          </table:table-cell>
          <table:table-cell office:value-type="float" office:value="23">
            <text:p>23,00</text:p>
          </table:table-cell>
          <table:table-cell office:value-type="float" office:value="27">
            <text:p>27,00</text:p>
          </table:table-cell>
          <table:table-cell table:number-columns-repeated="979"/>
        </table:table-row>
        <table:table-row table:style-name="ro4">
          <table:table-cell table:number-columns-repeated="2"/>
          <table:table-cell office:value-type="float" office:value="33">
            <text:p>33,00</text:p>
          </table:table-cell>
          <table:table-cell office:value-type="float" office:value="38">
            <text:p>38,00</text:p>
          </table:table-cell>
          <table:table-cell office:value-type="float" office:value="155">
            <text:p>155,00</text:p>
          </table:table-cell>
          <table:table-cell office:value-type="float" office:value="94">
            <text:p>94,00</text:p>
          </table:table-cell>
          <table:table-cell office:value-type="float" office:value="143">
            <text:p>143,00</text:p>
          </table:table-cell>
          <table:table-cell office:value-type="float" office:value="65">
            <text:p>65,00</text:p>
          </table:table-cell>
          <table:table-cell office:value-type="float" office:value="142">
            <text:p>142,00</text:p>
          </table:table-cell>
          <table:table-cell table:number-columns-repeated="2" office:value-type="float" office:value="71">
            <text:p>71,00</text:p>
          </table:table-cell>
          <table:table-cell office:value-type="float" office:value="65">
            <text:p>65,00</text:p>
          </table:table-cell>
          <table:table-cell office:value-type="float" office:value="67">
            <text:p>67,00</text:p>
          </table:table-cell>
          <table:table-cell office:value-type="float" office:value="43">
            <text:p>43,00</text:p>
          </table:table-cell>
          <table:table-cell office:value-type="float" office:value="38">
            <text:p>38,00</text:p>
          </table:table-cell>
          <table:table-cell office:value-type="float" office:value="32">
            <text:p>32,00</text:p>
          </table:table-cell>
          <table:table-cell table:number-columns-repeated="2" office:value-type="float" office:value="37">
            <text:p>37,00</text:p>
          </table:table-cell>
          <table:table-cell office:value-type="float" office:value="60">
            <text:p>60,00</text:p>
          </table:table-cell>
          <table:table-cell office:value-type="float" office:value="38">
            <text:p>38,00</text:p>
          </table:table-cell>
          <table:table-cell table:number-columns-repeated="979"/>
        </table:table-row>
        <table:table-row table:style-name="ro4">
          <table:table-cell table:number-columns-repeated="2"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83">
            <text:p>183,00</text:p>
          </table:table-cell>
          <table:table-cell office:value-type="float" office:value="156">
            <text:p>156,00</text:p>
          </table:table-cell>
          <table:table-cell office:value-type="float" office:value="184">
            <text:p>184,00</text:p>
          </table:table-cell>
          <table:table-cell office:value-type="float" office:value="93">
            <text:p>93,00</text:p>
          </table:table-cell>
          <table:table-cell office:value-type="float" office:value="182">
            <text:p>182,00</text:p>
          </table:table-cell>
          <table:table-cell office:value-type="float" office:value="128">
            <text:p>128,00</text:p>
          </table:table-cell>
          <table:table-cell office:value-type="float" office:value="131">
            <text:p>131,00</text:p>
          </table:table-cell>
          <table:table-cell table:number-columns-repeated="2" office:value-type="float" office:value="93">
            <text:p>93,00</text:p>
          </table:table-cell>
          <table:table-cell office:value-type="float" office:value="29">
            <text:p>29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float" office:value="21">
            <text:p>21,00</text:p>
          </table:table-cell>
          <table:table-cell office:value-type="float" office:value="14">
            <text:p>14,00</text:p>
          </table:table-cell>
          <table:table-cell office:value-type="float" office:value="25">
            <text:p>25,00</text:p>
          </table:table-cell>
          <table:table-cell office:value-type="float" office:value="14">
            <text:p>14,00</text:p>
          </table:table-cell>
          <table:table-cell table:number-columns-repeated="979"/>
        </table:table-row>
        <table:table-row table:style-name="ro4">
          <table:table-cell table:number-columns-repeated="2"/>
          <table:table-cell office:value-type="float" office:value="31">
            <text:p>31,00</text:p>
          </table:table-cell>
          <table:table-cell office:value-type="float" office:value="30">
            <text:p>30,00</text:p>
          </table:table-cell>
          <table:table-cell office:value-type="float" office:value="178">
            <text:p>178,00</text:p>
          </table:table-cell>
          <table:table-cell office:value-type="float" office:value="90">
            <text:p>90,00</text:p>
          </table:table-cell>
          <table:table-cell office:value-type="float" office:value="155">
            <text:p>155,00</text:p>
          </table:table-cell>
          <table:table-cell office:value-type="float" office:value="82">
            <text:p>82,00</text:p>
          </table:table-cell>
          <table:table-cell office:value-type="float" office:value="154">
            <text:p>154,00</text:p>
          </table:table-cell>
          <table:table-cell table:number-columns-repeated="2" office:value-type="float" office:value="88">
            <text:p>88,00</text:p>
          </table:table-cell>
          <table:table-cell office:value-type="float" office:value="83">
            <text:p>83,00</text:p>
          </table:table-cell>
          <table:table-cell office:value-type="float" office:value="82">
            <text:p>82,00</text:p>
          </table:table-cell>
          <table:table-cell office:value-type="float" office:value="31">
            <text:p>31,00</text:p>
          </table:table-cell>
          <table:table-cell office:value-type="float" office:value="20">
            <text:p>20,00</text:p>
          </table:table-cell>
          <table:table-cell office:value-type="float" office:value="8">
            <text:p>8,00</text:p>
          </table:table-cell>
          <table:table-cell table:number-columns-repeated="2" office:value-type="float" office:value="29">
            <text:p>29,00</text:p>
          </table:table-cell>
          <table:table-cell office:value-type="float" office:value="24">
            <text:p>24,00</text:p>
          </table:table-cell>
          <table:table-cell office:value-type="float" office:value="28">
            <text:p>28,00</text:p>
          </table:table-cell>
          <table:table-cell table:number-columns-repeated="979"/>
        </table:table-row>
        <table:table-row table:style-name="ro4">
          <table:table-cell table:number-columns-repeated="2"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86">
            <text:p>186,00</text:p>
          </table:table-cell>
          <table:table-cell office:value-type="float" office:value="155">
            <text:p>155,00</text:p>
          </table:table-cell>
          <table:table-cell office:value-type="float" office:value="186">
            <text:p>186,00</text:p>
          </table:table-cell>
          <table:table-cell office:value-type="float" office:value="94">
            <text:p>94,00</text:p>
          </table:table-cell>
          <table:table-cell office:value-type="float" office:value="185">
            <text:p>185,00</text:p>
          </table:table-cell>
          <table:table-cell office:value-type="float" office:value="136">
            <text:p>136,00</text:p>
          </table:table-cell>
          <table:table-cell office:value-type="float" office:value="138">
            <text:p>138,00</text:p>
          </table:table-cell>
          <table:table-cell table:number-columns-repeated="2" office:value-type="float" office:value="93">
            <text:p>93,00</text:p>
          </table:table-cell>
          <table:table-cell office:value-type="float" office:value="33">
            <text:p>33,00</text:p>
          </table:table-cell>
          <table:table-cell office:value-type="float" office:value="12">
            <text:p>12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office:value-type="float" office:value="12">
            <text:p>12,00</text:p>
          </table:table-cell>
          <table:table-cell office:value-type="float" office:value="62">
            <text:p>62,00</text:p>
          </table:table-cell>
          <table:table-cell office:value-type="float" office:value="13">
            <text:p>13,00</text:p>
          </table:table-cell>
          <table:table-cell table:number-columns-repeated="979"/>
        </table:table-row>
        <table:table-row table:style-name="ro4">
          <table:table-cell table:number-columns-repeated="2"/>
          <table:table-cell table:number-columns-repeated="18" office:value-type="float" office:value="0">
            <text:p>0,00</text:p>
          </table:table-cell>
          <table:table-cell table:number-columns-repeated="979"/>
        </table:table-row>
        <table:table-row table:style-name="ro4">
          <table:table-cell table:number-columns-repeated="2"/>
          <table:table-cell office:value-type="float" office:value="137">
            <text:p>137,00</text:p>
          </table:table-cell>
          <table:table-cell office:value-type="float" office:value="144">
            <text:p>144,00</text:p>
          </table:table-cell>
          <table:table-cell office:value-type="float" office:value="746">
            <text:p>746,00</text:p>
          </table:table-cell>
          <table:table-cell office:value-type="float" office:value="536">
            <text:p>536,00</text:p>
          </table:table-cell>
          <table:table-cell office:value-type="float" office:value="703">
            <text:p>703,00</text:p>
          </table:table-cell>
          <table:table-cell office:value-type="float" office:value="373">
            <text:p>373,00</text:p>
          </table:table-cell>
          <table:table-cell office:value-type="float" office:value="698">
            <text:p>698,00</text:p>
          </table:table-cell>
          <table:table-cell office:value-type="float" office:value="465">
            <text:p>465,00</text:p>
          </table:table-cell>
          <table:table-cell office:value-type="float" office:value="467">
            <text:p>467,00</text:p>
          </table:table-cell>
          <table:table-cell office:value-type="float" office:value="373">
            <text:p>373,00</text:p>
          </table:table-cell>
          <table:table-cell office:value-type="float" office:value="374">
            <text:p>374,00</text:p>
          </table:table-cell>
          <table:table-cell office:value-type="float" office:value="168">
            <text:p>168,00</text:p>
          </table:table-cell>
          <table:table-cell office:value-type="float" office:value="108">
            <text:p>108,00</text:p>
          </table:table-cell>
          <table:table-cell office:value-type="float" office:value="43">
            <text:p>43,00</text:p>
          </table:table-cell>
          <table:table-cell office:value-type="float" office:value="127">
            <text:p>127,00</text:p>
          </table:table-cell>
          <table:table-cell office:value-type="float" office:value="120">
            <text:p>120,00</text:p>
          </table:table-cell>
          <table:table-cell office:value-type="float" office:value="198">
            <text:p>198,00</text:p>
          </table:table-cell>
          <table:table-cell office:value-type="float" office:value="120">
            <text:p>120,00</text:p>
          </table:table-cell>
          <table:table-cell table:number-columns-repeated="979"/>
        </table:table-row>
        <table:table-row table:style-name="ro4">
          <table:table-cell table:number-columns-repeated="999"/>
        </table:table-row>
        <table:table-row table:style-name="ro4">
          <table:table-cell office:value-type="string">
            <text:p>CTT</text:p>
          </table:table-cell>
          <table:table-cell/>
          <table:table-cell table:formula="of:=[.C4]/[.C14]" office:value-type="float" office:value="0">
            <text:p>0,00</text:p>
          </table:table-cell>
          <table:table-cell table:formula="of:=[.D4]/[.D14]" office:value-type="float" office:value="0">
            <text:p>0,00</text:p>
          </table:table-cell>
          <table:table-cell table:formula="of:=[.E4]/[.E14]" office:value-type="float" office:value="0.001947040498442">
            <text:p>0,00</text:p>
          </table:table-cell>
          <table:table-cell table:formula="of:=[.F4]/[.F14]" office:value-type="float" office:value="0.00162253374870167">
            <text:p>0,00</text:p>
          </table:table-cell>
          <table:table-cell table:formula="of:=[.G4]/[.G14]" office:value-type="float" office:value="0">
            <text:p>0,00</text:p>
          </table:table-cell>
          <table:table-cell table:formula="of:=[.H4]/[.H14]" office:value-type="float" office:value="0">
            <text:p>0,00</text:p>
          </table:table-cell>
          <table:table-cell table:formula="of:=[.I4]/[.I14]" office:value-type="float" office:value="0">
            <text:p>0,00</text:p>
          </table:table-cell>
          <table:table-cell table:formula="of:=[.J4]/[.J14]" office:value-type="float" office:value="0">
            <text:p>0,00</text:p>
          </table:table-cell>
          <table:table-cell table:formula="of:=[.K4]/[.K14]" office:value-type="float" office:value="0">
            <text:p>0,00</text:p>
          </table:table-cell>
          <table:table-cell table:formula="of:=[.L4]/[.L14]" office:value-type="float" office:value="0">
            <text:p>0,00</text:p>
          </table:table-cell>
          <table:table-cell table:formula="of:=[.M4]/[.M14]" office:value-type="float" office:value="0">
            <text:p>0,00</text:p>
          </table:table-cell>
          <table:table-cell table:formula="of:=[.N4]/[.N14]" office:value-type="float" office:value="0">
            <text:p>0,00</text:p>
          </table:table-cell>
          <table:table-cell table:formula="of:=[.O4]/[.O14]" office:value-type="float" office:value="0">
            <text:p>#DIV/0!</text:p>
          </table:table-cell>
          <table:table-cell table:formula="of:=[.P4]/[.P14]" office:value-type="float" office:value="0">
            <text:p>0,00</text:p>
          </table:table-cell>
          <table:table-cell table:formula="of:=[.Q4]/[.Q14]" office:value-type="float" office:value="0">
            <text:p>0,00</text:p>
          </table:table-cell>
          <table:table-cell table:formula="of:=[.R4]/[.R14]" office:value-type="float" office:value="0">
            <text:p>#DIV/0!</text:p>
          </table:table-cell>
          <table:table-cell table:formula="of:=[.S4]/[.S14]" office:value-type="float" office:value="0">
            <text:p>0,00</text:p>
          </table:table-cell>
          <table:table-cell table:formula="of:=[.T4]/[.T14]" office:value-type="float" office:value="0">
            <text:p>#DIV/0!</text:p>
          </table:table-cell>
          <table:table-cell table:number-columns-repeated="979"/>
        </table:table-row>
        <table:table-row table:style-name="ro4">
          <table:table-cell office:value-type="string">
            <text:p>DSE</text:p>
          </table:table-cell>
          <table:table-cell/>
          <table:table-cell table:formula="of:=[.C5]/[.C15]" office:value-type="float" office:value="15.6979673768667">
            <text:p>15,70</text:p>
          </table:table-cell>
          <table:table-cell table:formula="of:=[.D5]/[.D15]" office:value-type="float" office:value="15.4532597507696">
            <text:p>15,45</text:p>
          </table:table-cell>
          <table:table-cell table:formula="of:=[.E5]/[.E15]" office:value-type="float" office:value="7.39597498020539">
            <text:p>7,40</text:p>
          </table:table-cell>
          <table:table-cell table:formula="of:=[.F5]/[.F15]" office:value-type="float" office:value="8.01926475216943">
            <text:p>8,02</text:p>
          </table:table-cell>
          <table:table-cell table:formula="of:=[.G5]/[.G15]" office:value-type="float" office:value="10.4827454616658">
            <text:p>10,48</text:p>
          </table:table-cell>
          <table:table-cell table:formula="of:=[.H5]/[.H15]" office:value-type="float" office:value="8.88744387780401">
            <text:p>8,89</text:p>
          </table:table-cell>
          <table:table-cell table:formula="of:=[.I5]/[.I15]" office:value-type="float" office:value="10.4827454616658">
            <text:p>10,48</text:p>
          </table:table-cell>
          <table:table-cell table:formula="of:=[.J5]/[.J15]" office:value-type="float" office:value="6.44007667349737">
            <text:p>6,44</text:p>
          </table:table-cell>
          <table:table-cell table:formula="of:=[.K5]/[.K15]" office:value-type="float" office:value="7.66437556524286">
            <text:p>7,66</text:p>
          </table:table-cell>
          <table:table-cell table:formula="of:=[.L5]/[.L15]" office:value-type="float" office:value="11.8596395462463">
            <text:p>11,86</text:p>
          </table:table-cell>
          <table:table-cell table:formula="of:=[.M5]/[.M15]" office:value-type="float" office:value="12.25757009113">
            <text:p>12,26</text:p>
          </table:table-cell>
          <table:table-cell table:formula="of:=[.N5]/[.N15]" office:value-type="float" office:value="9.07443426792393">
            <text:p>9,07</text:p>
          </table:table-cell>
          <table:table-cell table:formula="of:=[.O5]/[.O15]" office:value-type="float" office:value="12.8966434335988">
            <text:p>12,90</text:p>
          </table:table-cell>
          <table:table-cell table:formula="of:=[.P5]/[.P15]" office:value-type="float" office:value="0">
            <text:p>#DIV/0!</text:p>
          </table:table-cell>
          <table:table-cell table:formula="of:=[.Q5]/[.Q15]" office:value-type="float" office:value="16.152176571305">
            <text:p>16,15</text:p>
          </table:table-cell>
          <table:table-cell table:formula="of:=[.R5]/[.R15]" office:value-type="float" office:value="8.82037329670786">
            <text:p>8,82</text:p>
          </table:table-cell>
          <table:table-cell table:formula="of:=[.S5]/[.S15]" office:value-type="float" office:value="10.1057109197726">
            <text:p>10,11</text:p>
          </table:table-cell>
          <table:table-cell table:formula="of:=[.T5]/[.T15]" office:value-type="float" office:value="9.80398038236333">
            <text:p>9,80</text:p>
          </table:table-cell>
          <table:table-cell table:number-columns-repeated="979"/>
        </table:table-row>
        <table:table-row table:style-name="ro4">
          <table:table-cell office:value-type="string">
            <text:p>Card-4</text:p>
          </table:table-cell>
          <table:table-cell/>
          <table:table-cell table:formula="of:=[.C6]/[.C16]" office:value-type="float" office:value="7.46330557514818">
            <text:p>7,46</text:p>
          </table:table-cell>
          <table:table-cell table:formula="of:=[.D6]/[.D16]" office:value-type="float" office:value="8.75658676991258">
            <text:p>8,76</text:p>
          </table:table-cell>
          <table:table-cell table:formula="of:=[.E6]/[.E16]" office:value-type="float" office:value="1.72761370728259">
            <text:p>1,73</text:p>
          </table:table-cell>
          <table:table-cell table:formula="of:=[.F6]/[.F16]" office:value-type="float" office:value="2.52481751314939">
            <text:p>2,52</text:p>
          </table:table-cell>
          <table:table-cell table:formula="of:=[.G6]/[.G16]" office:value-type="float" office:value="2.09548159386433">
            <text:p>2,10</text:p>
          </table:table-cell>
          <table:table-cell table:formula="of:=[.H6]/[.H16]" office:value-type="float" office:value="3.58292966975646">
            <text:p>3,58</text:p>
          </table:table-cell>
          <table:table-cell table:formula="of:=[.I6]/[.I16]" office:value-type="float" office:value="2.18100409794631">
            <text:p>2,18</text:p>
          </table:table-cell>
          <table:table-cell table:formula="of:=[.J6]/[.J16]" office:value-type="float" office:value="3.32819554036952">
            <text:p>3,33</text:p>
          </table:table-cell>
          <table:table-cell table:formula="of:=[.K6]/[.K16]" office:value-type="float" office:value="3.93585397874168">
            <text:p>3,94</text:p>
          </table:table-cell>
          <table:table-cell table:formula="of:=[.L6]/[.L16]" office:value-type="float" office:value="6.05865668774954">
            <text:p>6,06</text:p>
          </table:table-cell>
          <table:table-cell table:formula="of:=[.M6]/[.M16]" office:value-type="float" office:value="6.00363484599463">
            <text:p>6,00</text:p>
          </table:table-cell>
          <table:table-cell table:formula="of:=[.N6]/[.N16]" office:value-type="float" office:value="4.9177352005553">
            <text:p>4,92</text:p>
          </table:table-cell>
          <table:table-cell table:formula="of:=[.O6]/[.O16]" office:value-type="float" office:value="7.13567381263705">
            <text:p>7,14</text:p>
          </table:table-cell>
          <table:table-cell table:formula="of:=[.P6]/[.P16]" office:value-type="float" office:value="4.16378488126709">
            <text:p>4,16</text:p>
          </table:table-cell>
          <table:table-cell table:formula="of:=[.Q6]/[.Q16]" office:value-type="float" office:value="6.46911883277108">
            <text:p>6,47</text:p>
          </table:table-cell>
          <table:table-cell table:formula="of:=[.R6]/[.R16]" office:value-type="float" office:value="4.21901701466781">
            <text:p>4,22</text:p>
          </table:table-cell>
          <table:table-cell table:formula="of:=[.S6]/[.S16]" office:value-type="float" office:value="3.93938268608553">
            <text:p>3,94</text:p>
          </table:table-cell>
          <table:table-cell table:formula="of:=[.T6]/[.T16]" office:value-type="float" office:value="4.381302040063">
            <text:p>4,38</text:p>
          </table:table-cell>
          <table:table-cell table:number-columns-repeated="979"/>
        </table:table-row>
        <table:table-row table:style-name="ro4">
          <table:table-cell office:value-type="string">
            <text:p>Sub-4</text:p>
          </table:table-cell>
          <table:table-cell/>
          <table:table-cell table:formula="of:=[.C7]/[.C17]" office:value-type="float" office:value="15.56242723462">
            <text:p>15,56</text:p>
          </table:table-cell>
          <table:table-cell table:formula="of:=[.D7]/[.D17]" office:value-type="float" office:value="14.8610558893136">
            <text:p>14,86</text:p>
          </table:table-cell>
          <table:table-cell table:formula="of:=[.E7]/[.E17]" office:value-type="float" office:value="5.91134682051164">
            <text:p>5,91</text:p>
          </table:table-cell>
          <table:table-cell table:formula="of:=[.F7]/[.F17]" office:value-type="float" office:value="7.9615436109949">
            <text:p>7,96</text:p>
          </table:table-cell>
          <table:table-cell table:formula="of:=[.G7]/[.G17]" office:value-type="float" office:value="4.63946911376492">
            <text:p>4,64</text:p>
          </table:table-cell>
          <table:table-cell table:formula="of:=[.H7]/[.H17]" office:value-type="float" office:value="8.62129933996065">
            <text:p>8,62</text:p>
          </table:table-cell>
          <table:table-cell table:formula="of:=[.I7]/[.I17]" office:value-type="float" office:value="4.50349795843212">
            <text:p>4,50</text:p>
          </table:table-cell>
          <table:table-cell table:formula="of:=[.J7]/[.J17]" office:value-type="float" office:value="1.85191124506638">
            <text:p>1,85</text:p>
          </table:table-cell>
          <table:table-cell table:formula="of:=[.K7]/[.K17]" office:value-type="float" office:value="1.55190219063578">
            <text:p>1,55</text:p>
          </table:table-cell>
          <table:table-cell table:formula="of:=[.L7]/[.L17]" office:value-type="float" office:value="14.8883610767066">
            <text:p>14,89</text:p>
          </table:table-cell>
          <table:table-cell table:formula="of:=[.M7]/[.M17]" office:value-type="float" office:value="16.2933016838675">
            <text:p>16,29</text:p>
          </table:table-cell>
          <table:table-cell table:formula="of:=[.N7]/[.N17]" office:value-type="float" office:value="13.8132443927379">
            <text:p>13,81</text:p>
          </table:table-cell>
          <table:table-cell table:formula="of:=[.O7]/[.O17]" office:value-type="float" office:value="24.0459515965984">
            <text:p>24,05</text:p>
          </table:table-cell>
          <table:table-cell table:formula="of:=[.P7]/[.P17]" office:value-type="float" office:value="0">
            <text:p>0,00</text:p>
          </table:table-cell>
          <table:table-cell table:formula="of:=[.Q7]/[.Q17]" office:value-type="float" office:value="13.2505877340606">
            <text:p>13,25</text:p>
          </table:table-cell>
          <table:table-cell table:formula="of:=[.R7]/[.R17]" office:value-type="float" office:value="12.0674787963248">
            <text:p>12,07</text:p>
          </table:table-cell>
          <table:table-cell table:formula="of:=[.S7]/[.S17]" office:value-type="float" office:value="3.22070305230588">
            <text:p>3,22</text:p>
          </table:table-cell>
          <table:table-cell table:formula="of:=[.T7]/[.T17]" office:value-type="float" office:value="4.5693681911366">
            <text:p>4,57</text:p>
          </table:table-cell>
          <table:table-cell table:number-columns-repeated="979"/>
        </table:table-row>
        <table:table-row table:style-name="ro4">
          <table:table-cell office:value-type="string">
            <text:p>Card-8</text:p>
          </table:table-cell>
          <table:table-cell/>
          <table:table-cell table:formula="of:=[.C8]/[.C18]" office:value-type="float" office:value="10.4701866109355">
            <text:p>10,47</text:p>
          </table:table-cell>
          <table:table-cell table:formula="of:=[.D8]/[.D18]" office:value-type="float" office:value="10.8546538242067">
            <text:p>10,85</text:p>
          </table:table-cell>
          <table:table-cell table:formula="of:=[.E8]/[.E18]" office:value-type="float" office:value="2.10272125630398">
            <text:p>2,10</text:p>
          </table:table-cell>
          <table:table-cell table:formula="of:=[.F8]/[.F18]" office:value-type="float" office:value="4.17156685995275">
            <text:p>4,17</text:p>
          </table:table-cell>
          <table:table-cell table:formula="of:=[.G8]/[.G18]" office:value-type="float" office:value="2.70338146064327">
            <text:p>2,70</text:p>
          </table:table-cell>
          <table:table-cell table:formula="of:=[.H8]/[.H18]" office:value-type="float" office:value="4.96597142006524">
            <text:p>4,97</text:p>
          </table:table-cell>
          <table:table-cell table:formula="of:=[.I8]/[.I18]" office:value-type="float" office:value="2.72965200181102">
            <text:p>2,73</text:p>
          </table:table-cell>
          <table:table-cell table:formula="of:=[.J8]/[.J18]" office:value-type="float" office:value="3.338564197749">
            <text:p>3,34</text:p>
          </table:table-cell>
          <table:table-cell table:formula="of:=[.K8]/[.K18]" office:value-type="float" office:value="3.45782625661781">
            <text:p>3,46</text:p>
          </table:table-cell>
          <table:table-cell table:formula="of:=[.L8]/[.L18]" office:value-type="float" office:value="6.03846729167864">
            <text:p>6,04</text:p>
          </table:table-cell>
          <table:table-cell table:formula="of:=[.M8]/[.M18]" office:value-type="float" office:value="6.139190456175">
            <text:p>6,14</text:p>
          </table:table-cell>
          <table:table-cell table:formula="of:=[.N8]/[.N18]" office:value-type="float" office:value="6.91201818269742">
            <text:p>6,91</text:p>
          </table:table-cell>
          <table:table-cell table:formula="of:=[.O8]/[.O18]" office:value-type="float" office:value="11.3162816436865">
            <text:p>11,32</text:p>
          </table:table-cell>
          <table:table-cell table:formula="of:=[.P8]/[.P18]" office:value-type="float" office:value="11.86644044999">
            <text:p>11,87</text:p>
          </table:table-cell>
          <table:table-cell table:formula="of:=[.Q8]/[.Q18]" office:value-type="float" office:value="9.26709543871717">
            <text:p>9,27</text:p>
          </table:table-cell>
          <table:table-cell table:formula="of:=[.R8]/[.R18]" office:value-type="float" office:value="5.40146036027548">
            <text:p>5,40</text:p>
          </table:table-cell>
          <table:table-cell table:formula="of:=[.S8]/[.S18]" office:value-type="float" office:value="9.93420203463625">
            <text:p>9,93</text:p>
          </table:table-cell>
          <table:table-cell table:formula="of:=[.T8]/[.T18]" office:value-type="float" office:value="5.15507185811643">
            <text:p>5,16</text:p>
          </table:table-cell>
          <table:table-cell table:number-columns-repeated="979"/>
        </table:table-row>
        <table:table-row table:style-name="ro4">
          <table:table-cell office:value-type="string">
            <text:p>Sub-8</text:p>
          </table:table-cell>
          <table:table-cell/>
          <table:table-cell table:formula="of:=[.C9]/[.C19]" office:value-type="float" office:value="15.3571727190248">
            <text:p>15,36</text:p>
          </table:table-cell>
          <table:table-cell table:formula="of:=[.D9]/[.D19]" office:value-type="float" office:value="15.7498039717545">
            <text:p>15,75</text:p>
          </table:table-cell>
          <table:table-cell table:formula="of:=[.E9]/[.E19]" office:value-type="float" office:value="6.33430564578688">
            <text:p>6,33</text:p>
          </table:table-cell>
          <table:table-cell table:formula="of:=[.F9]/[.F19]" office:value-type="float" office:value="8.44614483551928">
            <text:p>8,45</text:p>
          </table:table-cell>
          <table:table-cell table:formula="of:=[.G9]/[.G19]" office:value-type="float" office:value="4.90390056570652">
            <text:p>4,90</text:p>
          </table:table-cell>
          <table:table-cell table:formula="of:=[.H9]/[.H19]" office:value-type="float" office:value="9.38973865272781">
            <text:p>9,39</text:p>
          </table:table-cell>
          <table:table-cell table:formula="of:=[.I9]/[.I19]" office:value-type="float" office:value="4.93040813633196">
            <text:p>4,93</text:p>
          </table:table-cell>
          <table:table-cell table:formula="of:=[.J9]/[.J19]" office:value-type="float" office:value="2.08411151333862">
            <text:p>2,08</text:p>
          </table:table-cell>
          <table:table-cell table:formula="of:=[.K9]/[.K19]" office:value-type="float" office:value="2.15201782431293">
            <text:p>2,15</text:p>
          </table:table-cell>
          <table:table-cell table:formula="of:=[.L9]/[.L19]" office:value-type="float" office:value="15.5416961584704">
            <text:p>15,54</text:p>
          </table:table-cell>
          <table:table-cell table:formula="of:=[.M9]/[.M19]" office:value-type="float" office:value="16.8942755719077">
            <text:p>16,89</text:p>
          </table:table-cell>
          <table:table-cell table:formula="of:=[.N9]/[.N19]" office:value-type="float" office:value="11.8948945419143">
            <text:p>11,89</text:p>
          </table:table-cell>
          <table:table-cell table:formula="of:=[.O9]/[.O19]" office:value-type="float" office:value="20.43103448276">
            <text:p>20,43</text:p>
          </table:table-cell>
          <table:table-cell table:formula="of:=[.P9]/[.P19]" office:value-type="float" office:value="0">
            <text:p>0,00</text:p>
          </table:table-cell>
          <table:table-cell table:formula="of:=[.Q9]/[.Q19]" office:value-type="float" office:value="13.6905301765699">
            <text:p>13,69</text:p>
          </table:table-cell>
          <table:table-cell table:formula="of:=[.R9]/[.R19]" office:value-type="float" office:value="9.10759897828667">
            <text:p>9,11</text:p>
          </table:table-cell>
          <table:table-cell table:formula="of:=[.S9]/[.S19]" office:value-type="float" office:value="4.26006432048595">
            <text:p>4,26</text:p>
          </table:table-cell>
          <table:table-cell table:formula="of:=[.T9]/[.T19]" office:value-type="float" office:value="13.549267218697">
            <text:p>13,55</text:p>
          </table:table-cell>
          <table:table-cell table:number-columns-repeated="979"/>
        </table:table-row>
        <table:table-row table:style-name="ro4">
          <table:table-cell table:number-columns-repeated="2"/>
          <table:table-cell table:formula="of:=[.C10]/[.C20]" office:value-type="float" office:value="0">
            <text:p>#DIV/0!</text:p>
          </table:table-cell>
          <table:table-cell table:formula="of:=[.D10]/[.D20]" office:value-type="float" office:value="0">
            <text:p>#DIV/0!</text:p>
          </table:table-cell>
          <table:table-cell table:formula="of:=[.E10]/[.E20]" office:value-type="float" office:value="0">
            <text:p>#DIV/0!</text:p>
          </table:table-cell>
          <table:table-cell table:formula="of:=[.F10]/[.F20]" office:value-type="float" office:value="0">
            <text:p>#DIV/0!</text:p>
          </table:table-cell>
          <table:table-cell table:formula="of:=[.G10]/[.G20]" office:value-type="float" office:value="0">
            <text:p>#DIV/0!</text:p>
          </table:table-cell>
          <table:table-cell table:formula="of:=[.H10]/[.H20]" office:value-type="float" office:value="0">
            <text:p>#DIV/0!</text:p>
          </table:table-cell>
          <table:table-cell table:formula="of:=[.I10]/[.I20]" office:value-type="float" office:value="0">
            <text:p>#DIV/0!</text:p>
          </table:table-cell>
          <table:table-cell table:formula="of:=[.J10]/[.J20]" office:value-type="float" office:value="0">
            <text:p>#DIV/0!</text:p>
          </table:table-cell>
          <table:table-cell table:formula="of:=[.K10]/[.K20]" office:value-type="float" office:value="0">
            <text:p>#DIV/0!</text:p>
          </table:table-cell>
          <table:table-cell table:formula="of:=[.L10]/[.L20]" office:value-type="float" office:value="0">
            <text:p>#DIV/0!</text:p>
          </table:table-cell>
          <table:table-cell table:formula="of:=[.M10]/[.M20]" office:value-type="float" office:value="0">
            <text:p>#DIV/0!</text:p>
          </table:table-cell>
          <table:table-cell table:formula="of:=[.N10]/[.N20]" office:value-type="float" office:value="0">
            <text:p>#DIV/0!</text:p>
          </table:table-cell>
          <table:table-cell table:formula="of:=[.O10]/[.O20]" office:value-type="float" office:value="0">
            <text:p>#DIV/0!</text:p>
          </table:table-cell>
          <table:table-cell table:formula="of:=[.P10]/[.P20]" office:value-type="float" office:value="0">
            <text:p>#DIV/0!</text:p>
          </table:table-cell>
          <table:table-cell table:formula="of:=[.Q10]/[.Q20]" office:value-type="float" office:value="0">
            <text:p>#DIV/0!</text:p>
          </table:table-cell>
          <table:table-cell table:formula="of:=[.R10]/[.R20]" office:value-type="float" office:value="0">
            <text:p>#DIV/0!</text:p>
          </table:table-cell>
          <table:table-cell table:formula="of:=[.S10]/[.S20]" office:value-type="float" office:value="0">
            <text:p>#DIV/0!</text:p>
          </table:table-cell>
          <table:table-cell table:formula="of:=[.T10]/[.T20]" office:value-type="float" office:value="0">
            <text:p>#DIV/0!</text:p>
          </table:table-cell>
          <table:table-cell table:number-columns-repeated="979"/>
        </table:table-row>
        <table:table-row table:style-name="ro4">
          <table:table-cell table:number-columns-repeated="2"/>
          <table:table-cell table:formula="of:=[.C11]/[.C21]" office:value-type="float" office:value="12.0001575702251">
            <text:p>12,00</text:p>
          </table:table-cell>
          <table:table-cell table:formula="of:=[.D11]/[.D21]" office:value-type="float" office:value="12.2536118190828">
            <text:p>12,25</text:p>
          </table:table-cell>
          <table:table-cell table:formula="of:=[.E11]/[.E21]" office:value-type="float" office:value="4.27677558438526">
            <text:p>4,28</text:p>
          </table:table-cell>
          <table:table-cell table:formula="of:=[.F11]/[.F21]" office:value-type="float" office:value="6.42651327981512">
            <text:p>6,43</text:p>
          </table:table-cell>
          <table:table-cell table:formula="of:=[.G11]/[.G21]" office:value-type="float" office:value="3.99634555588635">
            <text:p>4,00</text:p>
          </table:table-cell>
          <table:table-cell table:formula="of:=[.H11]/[.H21]" office:value-type="float" office:value="7.06588979269548">
            <text:p>7,07</text:p>
          </table:table-cell>
          <table:table-cell table:formula="of:=[.I11]/[.I21]" office:value-type="float" office:value="3.99254474664036">
            <text:p>3,99</text:p>
          </table:table-cell>
          <table:table-cell table:formula="of:=[.J11]/[.J21]" office:value-type="float" office:value="2.7855962398787">
            <text:p>2,79</text:p>
          </table:table-cell>
          <table:table-cell table:formula="of:=[.K11]/[.K21]" office:value-type="float" office:value="2.89564268647751">
            <text:p>2,90</text:p>
          </table:table-cell>
          <table:table-cell table:formula="of:=[.L11]/[.L21]" office:value-type="float" office:value="11.0994321096599">
            <text:p>11,10</text:p>
          </table:table-cell>
          <table:table-cell table:formula="of:=[.M11]/[.M21]" office:value-type="float" office:value="11.8211678878734">
            <text:p>11,82</text:p>
          </table:table-cell>
          <table:table-cell table:formula="of:=[.N11]/[.N21]" office:value-type="float" office:value="8.7674699051306">
            <text:p>8,77</text:p>
          </table:table-cell>
          <table:table-cell table:formula="of:=[.O11]/[.O21]" office:value-type="float" office:value="12.8594112620908">
            <text:p>12,86</text:p>
          </table:table-cell>
          <table:table-cell table:formula="of:=[.P11]/[.P21]" office:value-type="float" office:value="5.30634046047598">
            <text:p>5,31</text:p>
          </table:table-cell>
          <table:table-cell table:formula="of:=[.Q11]/[.Q21]" office:value-type="float" office:value="10.3827632726211">
            <text:p>10,38</text:p>
          </table:table-cell>
          <table:table-cell table:formula="of:=[.R11]/[.R21]" office:value-type="float" office:value="6.98293602655421">
            <text:p>6,98</text:p>
          </table:table-cell>
          <table:table-cell table:formula="of:=[.S11]/[.S21]" office:value-type="float" office:value="5.31240770368156">
            <text:p>5,31</text:p>
          </table:table-cell>
          <table:table-cell table:formula="of:=[.T11]/[.T21]" office:value-type="float" office:value="6.79708823660365">
            <text:p>6,80</text:p>
          </table:table-cell>
          <table:table-cell table:number-columns-repeated="979"/>
        </table:table-row>
        <table:table-row table:style-name="ro4" table:number-rows-repeated="1048545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6.05.2016</text:date>, <text:time>11:5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36:03</meta:creation-date>
    <dc:date>2016-05-06T11:50:07.05</dc:date>
    <meta:editing-duration>PT3H51M43S</meta:editing-duration>
    <meta:editing-cycles>25</meta:editing-cycles>
    <meta:generator>OpenOffice/4.1.2$Win32 OpenOffice.org_project/412m3$Build-9782</meta:generator>
    <meta:document-statistic meta:table-count="3" meta:cell-count="484" meta:object-count="0"/>
  </office:meta>
</office:document-meta>
</file>